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e1cfa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eb25a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Standard">
      <style:text-properties officeooo:paragraph-rsid="002e1cfa"/>
    </style:style>
    <style:style style:name="P10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11" style:family="paragraph" style:parent-style-name="Table_20_Contents">
      <style:text-properties style:font-name="Arial" fo:font-size="14pt" officeooo:rsid="00283d36" officeooo:paragraph-rsid="002e1cfa" style:font-size-asian="14pt" style:font-size-complex="14pt"/>
    </style:style>
    <style:style style:name="P12" style:family="paragraph" style:parent-style-name="Table_20_Contents">
      <style:text-properties style:font-name="Arial" fo:font-size="14pt" officeooo:rsid="0029a65f" officeooo:paragraph-rsid="002eb25a" style:font-size-asian="14pt" style:font-size-complex="14pt"/>
    </style:style>
    <style:style style:name="P13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83d36" officeooo:paragraph-rsid="002e1cfa" style:font-size-asian="14pt" style:font-style-asian="italic" style:font-size-complex="14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e1cfa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e1cf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9d92" officeooo:paragraph-rsid="00289d92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e1cf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2eb25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 style:list-style-name="L1">
      <style:text-properties officeooo:paragraph-rsid="00218f55"/>
    </style:style>
    <style:style style:name="P26" style:family="paragraph" style:parent-style-name="Standard" style:list-style-name="L2">
      <style:text-properties officeooo:paragraph-rsid="002e1cfa"/>
    </style:style>
    <style:style style:name="P27" style:family="paragraph" style:parent-style-name="Standard" style:list-style-name="L4">
      <style:text-properties officeooo:paragraph-rsid="002eb25a"/>
    </style:style>
    <style:style style:name="P28" style:family="paragraph" style:parent-style-name="Standard">
      <style:text-properties fo:font-size="22pt" fo:font-style="italic" officeooo:rsid="001fe870" officeooo:paragraph-rsid="002e1cfa" style:font-size-asian="22pt" style:font-style-asian="italic" style:font-size-complex="22pt" style:font-style-complex="italic"/>
    </style:style>
    <style:style style:name="P29" style:family="paragraph" style:parent-style-name="Table_20_Contents" style:list-style-name="L3">
      <style:text-properties style:font-name="Arial" fo:font-size="14pt" officeooo:rsid="0034c3df" officeooo:paragraph-rsid="002e1cfa" style:font-size-asian="14pt" style:font-size-complex="14pt"/>
    </style:style>
    <style:style style:name="P30" style:family="paragraph" style:parent-style-name="Table_20_Contents" style:list-style-name="L5">
      <style:paragraph-properties fo:text-align="start" style:justify-single-word="false"/>
      <style:text-properties style:font-name="Arial" fo:font-size="14pt" officeooo:rsid="002eb25a" officeooo:paragraph-rsid="002eb25a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9d9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e9f5f" style:font-style-asian="normal" style:font-weight-asian="normal" style:font-style-complex="normal" style:font-weight-complex="normal"/>
    </style:style>
    <style:style style:name="T6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3" style:family="text">
      <style:text-properties officeooo:rsid="00289d92"/>
    </style:style>
    <style:style style:name="T14" style:family="text">
      <style:text-properties officeooo:rsid="0034c3df"/>
    </style:style>
    <style:style style:name="T15" style:family="text">
      <style:text-properties fo:font-style="italic" officeooo:rsid="00283d36" style:font-style-asian="italic" style:font-style-complex="italic"/>
    </style:style>
    <style:style style:name="T16" style:family="text">
      <style:text-properties officeooo:rsid="002e1cfa"/>
    </style:style>
    <style:style style:name="T17" style:family="text">
      <style:text-properties officeooo:rsid="002e9f5f"/>
    </style:style>
    <style:style style:name="T18" style:family="text">
      <style:text-properties officeooo:rsid="00304ab6"/>
    </style:style>
    <style:style style:name="T19" style:family="text">
      <style:text-properties officeooo:rsid="003196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17cm" fo:text-indent="-0.635cm" fo:margin-left="2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2cm" fo:text-indent="-0.635cm" fo:margin-left="2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87cm" fo:text-indent="-0.635cm" fo:margin-left="3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2cm" fo:text-indent="-0.635cm" fo:margin-left="4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57cm" fo:text-indent="-0.635cm" fo:margin-left="4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2cm" fo:text-indent="-0.635cm" fo:margin-left="5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27cm" fo:text-indent="-0.635cm" fo:margin-left="6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2cm" fo:text-indent="-0.635cm" fo:margin-left="6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97cm" fo:text-indent="-0.635cm" fo:margin-left="7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2cm" fo:text-indent="-0.635cm" fo:margin-left="7.9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9">7.02 </text:span>– <text:span text:style-name="T1">Gerenciar Cadastro de Animais – </text:span></text:p>
      <text:p text:style-name="P6"><text:tab/><text:tab/> <text:s text:c="3"/><text:span text:style-name="T17">Cliente - </text:span>Editar <text:span text:style-name="T13">Animal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Como <text:span text:style-name="T5">Cliente</text:span></text:p>
            <text:p text:style-name="P24">Eu quero <text:span text:style-name="T3">editar um</text:span><text:span text:style-name="T2"> </text:span><text:span text:style-name="T4">animal</text:span><text:span text:style-name="T2"> </text:span><text:span text:style-name="T5">relacionado a mim </text:span><text:span text:style-name="T3">cadastrado no</text:span><text:span text:style-name="T2"> sistema</text:span></text:p>
            <text:p text:style-name="P24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4">Detalhes de Implementação:</text:p>
      <text:p text:style-name="P7"/>
      <text:list xml:id="list638105883" text:style-name="L1">
        <text:list-item>
          <text:p text:style-name="P25"><text:span text:style-name="T9">Tabelas/</text:span><text:span text:style-name="T8">Campos</text:span><text:span text:style-name="T12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0">ANIMAL</text:p>
          </table:table-cell>
          <table:table-cell table:style-name="Tabela4.A1" office:value-type="string">
            <text:p text:style-name="P15">Nome do Campo</text:p>
          </table:table-cell>
          <table:table-cell table:style-name="Tabela4.C1" office:value-type="string">
            <text:p text:style-name="P17">Campo BD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table:number-columns-spanned="2" office:value-type="string">
            <text:p text:style-name="P10">Ver história </text:p>
            <text:p text:style-name="P10">US 4.03 – Gerenciar Cadastro de Animais - Editar Animal</text:p>
          </table:table-cell>
          <table:covered-table-cell/>
        </table:table-row>
      </table:table>
      <text:p text:style-name="P1"/>
      <text:list xml:id="list143055399481699" text:continue-numbering="true" text:style-name="L1">
        <text:list-item>
          <text:p text:style-name="P25"><text:span text:style-name="T7">Validações</text:span><text:span text:style-name="T6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5">Nome do Campo</text:p>
          </table:table-cell>
          <table:table-cell table:style-name="Tabela2.A1" office:value-type="string">
            <text:p text:style-name="P15">Validação</text:p>
          </table:table-cell>
          <table:table-cell table:style-name="Tabela2.C1" office:value-type="string">
            <text:p text:style-name="P18">Outros</text:p>
          </table:table-cell>
        </table:table-row>
        <table:table-row>
          <table:table-cell table:style-name="Tabela2.A2" office:value-type="string">
            <text:p text:style-name="P13"><text:s/></text:p>
          </table:table-cell>
          <table:table-cell table:style-name="Tabela2.B2" table:number-columns-spanned="2" office:value-type="string">
            <text:p text:style-name="P10">Ver história </text:p>
            <text:p text:style-name="P10">US 4.03 – Gerenciar Cadastro de Animais - Editar Animal</text:p>
          </table:table-cell>
          <table:covered-table-cell/>
        </table:table-row>
      </table:table>
      <text:p text:style-name="P2"/>
      <text:list xml:id="list3386989998" text:style-name="L2">
        <text:list-item>
          <text:p text:style-name="P26"><text:span text:style-name="T10">Ações</text:span><text:span text:style-name="T6">:</text:span></text:p>
        </text:list-item>
      </text:list>
      <text:p text:style-name="P9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6"><text:s/><text:span text:style-name="T14">Nome</text:span></text:p>
          </table:table-cell>
          <table:table-cell table:style-name="Tabela5.A1" office:value-type="string">
            <text:p text:style-name="P21">Evento</text:p>
          </table:table-cell>
          <table:table-cell table:style-name="Tabela5.C1" office:value-type="string">
            <text:p text:style-name="P19"><text:s/><text:span text:style-name="T14">Ação</text:span></text:p>
          </table:table-cell>
        </table:table-row>
        <table:table-row>
          <table:table-cell table:style-name="Tabela5.A2" office:value-type="string">
            <text:p text:style-name="P14">Salvar</text:p>
          </table:table-cell>
          <table:table-cell table:style-name="Tabela5.A2" office:value-type="string">
            <text:list xml:id="list1757559418" text:style-name="L3">
              <text:list-header>
                <text:p text:style-name="P29">Clicar no botão “<text:span text:style-name="T15">Salvar</text:span>”</text:p>
              </text:list-header>
            </text:list>
          </table:table-cell>
          <table:table-cell table:style-name="Tabela5.C2" office:value-type="string">
            <text:p text:style-name="P11">Salvar dados do <text:span text:style-name="T16">animal</text:span> atual</text:p>
          </table:table-cell>
        </table:table-row>
        <table:table-row>
          <table:table-cell table:style-name="Tabela5.A2" office:value-type="string">
            <text:p text:style-name="P14">Voltar</text:p>
          </table:table-cell>
          <table:table-cell table:style-name="Tabela5.A2" office:value-type="string">
            <text:list xml:id="list143055304533335" text:continue-numbering="true" text:style-name="L3">
              <text:list-header>
                <text:p text:style-name="P29">Clicar no botão “<text:span text:style-name="T15">Voltar</text:span>”</text:p>
              </text:list-header>
            </text:list>
          </table:table-cell>
          <table:table-cell table:style-name="Tabela5.C2" office:value-type="string">
            <text:p text:style-name="P11">Voltar para tela de Pesquisar <text:span text:style-name="T16">Animal</text:span></text:p>
          </table:table-cell>
        </table:table-row>
      </table:table>
      <text:p text:style-name="P9"/>
      <text:p text:style-name="P2"/>
      <text:p text:style-name="P2"/>
      <text:list xml:id="list1317395631" text:style-name="L4">
        <text:list-item>
          <text:p text:style-name="P27"><text:soft-page-break/><text:span text:style-name="T11">Relacionamentos</text:span><text:span text:style-name="T12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2">ATENDIMENTO</text:p>
          </table:table-cell>
        </table:table-row>
        <table:table-row>
          <table:table-cell table:style-name="Tabela3.A2" office:value-type="string">
            <text:list xml:id="list3905881718" text:style-name="L5">
              <text:list-item>
                <text:p text:style-name="P30">Listar todos os atendimentos realizados relacionado ao animal atual, <text:span text:style-name="T18">ao clicar em um atendimento listado, exibir Modal com dados do atendimento cadastrado.</text:span></text:p>
              </text:list-item>
            </text:list>
            <text:p text:style-name="P12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14:30:51.096000000</dc:date>
    <meta:editing-duration>PT29M26S</meta:editing-duration>
    <meta:editing-cycles>18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32" meta:word-count="124" meta:character-count="769" meta:non-whitespace-character-count="665"/>
  </office:meta>
</office:document-meta>
</file>